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362cm"/>
    </style:style>
    <style:style style:name="positiv_24__24__7b_ROWCONTEXTS_3d_Requests_7d_.A2" style:display-name="positiv$${ROWCONTEXTS=Requests}.A2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style:writing-mode="page"/>
    </style:style>
    <style:style style:name="TabelleKontodaten.A2" style:family="table-cell">
      <style:table-cell-properties style:writing-mode="page"/>
    </style:style>
    <style:style style:name="TabelleKontodaten.B2" style:family="table-cell">
      <style:table-cell-properties style:writing-mode="page"/>
    </style:style>
    <style:style style:name="TabelleKontodaten.A3" style:family="table-cell">
      <style:table-cell-properties style:writing-mode="page"/>
    </style:style>
    <style:style style:name="TabelleKontodaten.B3" style:family="table-cell">
      <style:table-cell-properties style:writing-mode="page"/>
    </style:style>
    <style:style style:name="TabelleKontodaten.A4" style:family="table-cell">
      <style:table-cell-properties style:writing-mode="page"/>
    </style:style>
    <style:style style:name="TabelleKontodaten.B4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style:writing-mode="page"/>
    </style:style>
    <style:style style:name="TabelleKontodaten.A2" style:family="table-cell">
      <style:table-cell-properties style:writing-mode="page"/>
    </style:style>
    <style:style style:name="TabelleKontodaten.B2" style:family="table-cell">
      <style:table-cell-properties style:writing-mode="page"/>
    </style:style>
    <style:style style:name="TabelleKontodaten.A3" style:family="table-cell">
      <style:table-cell-properties style:writing-mode="page"/>
    </style:style>
    <style:style style:name="TabelleKontodaten.B3" style:family="table-cell">
      <style:table-cell-properties style:writing-mode="page"/>
    </style:style>
    <style:style style:name="TabelleKontodaten.A4" style:family="table-cell">
      <style:table-cell-properties style:writing-mode="page"/>
    </style:style>
    <style:style style:name="TabelleKontodaten.B4" style:family="table-cell">
      <style:table-cell-properties style:writing-mode="page"/>
    </style:style>
    <style:style style:name="TabelleKontodaten" style:family="table">
      <style:table-properties style:width="17cm" table:align="margins"/>
    </style:style>
    <style:style style:name="TabelleKontodaten.A" style:family="table-column">
      <style:table-column-properties style:column-width="2.6cm" style:rel-column-width="10022*"/>
    </style:style>
    <style:style style:name="TabelleKontodaten.B" style:family="table-column">
      <style:table-column-properties style:column-width="14.4cm" style:rel-column-width="55513*"/>
    </style:style>
    <style:style style:name="TabelleKontodaten.1" style:family="table-row">
      <style:table-row-properties style:min-row-height="0.499cm"/>
    </style:style>
    <style:style style:name="TabelleKontodaten.A1" style:family="table-cell">
      <style:table-cell-properties style:vertical-align="middle" style:writing-mode="page"/>
    </style:style>
    <style:style style:name="TabelleKontodaten.A2" style:family="table-cell">
      <style:table-cell-properties style:writing-mode="page"/>
    </style:style>
    <style:style style:name="TabelleKontodaten.B2" style:family="table-cell">
      <style:table-cell-properties style:writing-mode="page"/>
    </style:style>
    <style:style style:name="TabelleKontodaten.A3" style:family="table-cell">
      <style:table-cell-properties style:writing-mode="page"/>
    </style:style>
    <style:style style:name="TabelleKontodaten.B3" style:family="table-cell">
      <style:table-cell-properties style:writing-mode="page"/>
    </style:style>
    <style:style style:name="TabelleKontodaten.A4" style:family="table-cell">
      <style:table-cell-properties style:writing-mode="page"/>
    </style:style>
    <style:style style:name="TabelleKontodaten.B4" style:family="table-cell">
      <style:table-cell-properties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4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20c9a86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6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0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20c9a8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1" style:family="paragraph" style:parent-style-name="Standard">
      <style:text-properties style:font-name="Carlito" fo:font-size="10pt" officeooo:rsid="014053bd" officeooo:paragraph-rsid="02373126" style:font-size-asian="10pt" style:font-size-complex="10pt"/>
    </style:style>
    <style:style style:name="P12" style:family="paragraph" style:parent-style-name="Standard">
      <style:text-properties style:font-name="Carlito" fo:font-size="10pt" officeooo:rsid="014053bd" officeooo:paragraph-rsid="020c9a86" style:font-size-asian="10pt" style:font-size-complex="10pt"/>
    </style:style>
    <style:style style:name="P13" style:family="paragraph" style:parent-style-name="Table_20_Contents">
      <style:text-properties style:font-name="Carlito" fo:font-size="10pt" style:font-size-asian="10pt" style:font-size-complex="10pt"/>
    </style:style>
    <style:style style:name="P14" style:family="paragraph" style:parent-style-name="Table_20_Contents">
      <style:text-properties style:font-name="Carlito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5" style:family="paragraph" style:parent-style-name="Table_20_Contents">
      <style:text-properties style:font-name="Carlito" fo:font-size="10pt" fo:font-weight="normal" officeooo:rsid="020388b2" officeooo:paragraph-rsid="022b1c8d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6" style:family="paragraph" style:parent-style-name="Table_20_Contents">
      <style:text-properties style:font-name="Carlito" fo:font-size="10pt" fo:font-weight="normal" officeooo:rsid="020388b2" officeooo:paragraph-rsid="02059d9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d02b66" style:font-name-asian="Arial Unicode MS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d63fdc" style:font-name-asian="Arial Unicode MS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f32772" style:font-name-asian="Arial Unicode MS" style:font-size-asian="10pt" style:font-size-complex="10pt"/>
    </style:style>
    <style:style style:name="P20" style:family="paragraph" style:parent-style-name="Table_20_Contents">
      <style:text-properties style:font-name="Carlito" fo:font-size="10pt" officeooo:rsid="01d02b66" officeooo:paragraph-rsid="01d1d9e9" style:font-name-asian="Arial Unicode MS" style:font-size-asian="10pt" style:font-size-complex="10pt"/>
    </style:style>
    <style:style style:name="P21" style:family="paragraph" style:parent-style-name="Table_20_Contents">
      <style:text-properties style:font-name="Carlito" fo:font-size="10pt" officeooo:rsid="01d02b66" officeooo:paragraph-rsid="0209eb15" style:font-name-asian="Arial Unicode MS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f32772" style:font-name-asian="Arial Unicode MS" style:font-size-asian="10pt" style:font-size-complex="10pt"/>
    </style:style>
    <style:style style:name="P23" style:family="paragraph" style:parent-style-name="Table_20_Contents">
      <style:text-properties style:font-name="Carlito" fo:font-size="10pt" officeooo:rsid="02064f28" officeooo:paragraph-rsid="0209eb15" style:font-name-asian="Arial Unicode MS" style:font-size-asian="10pt" style:font-size-complex="10pt"/>
    </style:style>
    <style:style style:name="P24" style:family="paragraph" style:parent-style-name="Table_20_Contents">
      <style:text-properties style:font-name="Carlito" officeooo:rsid="0170a4c7" officeooo:paragraph-rsid="0170a4c7"/>
    </style:style>
    <style:style style:name="P25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26" style:family="paragraph" style:parent-style-name="Table_20_Contents">
      <style:text-properties style:font-name="Carlito" fo:font-size="6pt" style:font-size-asian="5.25pt" style:font-size-complex="6pt" text:display="none"/>
    </style:style>
    <style:style style:name="P27" style:family="paragraph" style:parent-style-name="Table_20_Contents">
      <style:text-properties style:font-name="Carlito" fo:font-size="6pt" style:font-name-asian="Arial Unicode MS" style:font-size-asian="6pt" style:font-size-complex="6pt"/>
    </style:style>
    <style:style style:name="P28" style:family="paragraph" style:parent-style-name="Table_20_Contents">
      <style:text-properties style:font-name="Carlito" style:font-name-asian="Arial Unicode MS"/>
    </style:style>
    <style:style style:name="P29" style:family="paragraph" style:parent-style-name="Preformatted_20_Text">
      <style:text-properties style:font-name="Carlito" officeooo:paragraph-rsid="02555958"/>
    </style:style>
    <style:style style:name="P30" style:family="paragraph" style:parent-style-name="Text_20_body">
      <style:paragraph-properties fo:margin-left="0cm" fo:text-indent="0cm" style:auto-text-indent="false"/>
      <style:text-properties style:font-name="Carlito" officeooo:paragraph-rsid="02059d97"/>
    </style:style>
    <style:style style:name="P3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2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33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2059d97" officeooo:paragraph-rsid="020ac3f3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4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8pt" officeooo:rsid="017543ee" officeooo:paragraph-rsid="020ac3f3" style:font-size-asian="18pt" style:font-size-complex="18pt"/>
    </style:style>
    <style:style style:name="P35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36" style:family="paragraph" style:parent-style-name="Heading_20_3">
      <style:paragraph-properties fo:margin-left="0cm" fo:text-indent="0cm" style:auto-text-indent="false"/>
      <style:text-properties style:font-name="Carlito" fo:font-size="10pt" fo:font-weight="normal" officeooo:rsid="020388b2" officeooo:paragraph-rsid="02059d97" style:font-size-asian="10pt" style:font-weight-asian="normal" style:font-size-complex="10pt" style:font-weight-complex="normal"/>
    </style:style>
    <style:style style:name="P37" style:family="paragraph" style:parent-style-name="Heading_20_3">
      <style:paragraph-properties fo:margin-top="0.046cm" fo:margin-bottom="0.011cm" style:contextual-spacing="false"/>
      <style:text-properties style:font-name="Carlito" fo:font-size="10pt" officeooo:rsid="017543ee" officeooo:paragraph-rsid="017543ee" style:font-size-asian="10pt" style:font-size-complex="10pt"/>
    </style:style>
    <style:style style:name="P38" style:family="paragraph" style:parent-style-name="Heading_20_3">
      <style:paragraph-properties fo:margin-left="0cm" fo:text-indent="0cm" style:auto-text-indent="false"/>
      <style:text-properties style:font-name="Carlito" officeooo:rsid="020388b2" officeooo:paragraph-rsid="02059d97"/>
    </style:style>
    <style:style style:name="P39" style:family="paragraph" style:parent-style-name="Heading_20_9">
      <style:text-properties style:font-name="Carlito" fo:font-size="10pt" fo:font-weight="normal" officeooo:paragraph-rsid="018fe44c" style:font-size-asian="10pt" style:font-weight-asian="normal" style:font-size-complex="10pt" style:font-weight-complex="normal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15851ab"/>
    </style:style>
    <style:style style:name="T11" style:family="text">
      <style:text-properties fo:language="de" fo:country="DE" officeooo:rsid="019271de"/>
    </style:style>
    <style:style style:name="T12" style:family="text">
      <style:text-properties fo:language="de" fo:country="DE" officeooo:rsid="020388b2"/>
    </style:style>
    <style:style style:name="T13" style:family="text">
      <style:text-properties fo:language="de" fo:country="DE" officeooo:rsid="0203a557"/>
    </style:style>
    <style:style style:name="T14" style:family="text">
      <style:text-properties officeooo:rsid="01d1d9e9"/>
    </style:style>
    <style:style style:name="T15" style:family="text">
      <style:text-properties officeooo:rsid="01f32772"/>
    </style:style>
    <style:style style:name="T16" style:family="text">
      <style:text-properties officeooo:rsid="0203a557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2059d97" style:font-size-asian="10pt" style:font-weight-asian="normal" style:font-size-complex="10pt" style:font-weight-complex="normal"/>
    </style:style>
    <style:style style:name="T19" style:family="text">
      <style:text-properties officeooo:rsid="020f372f"/>
    </style:style>
    <style:style style:name="T20" style:family="text">
      <style:text-properties officeooo:rsid="02064f28"/>
    </style:style>
    <style:style style:name="T21" style:family="text">
      <style:text-properties officeooo:rsid="020ac3f3"/>
    </style:style>
    <style:style style:name="T22" style:family="text">
      <style:text-properties officeooo:rsid="01abff55"/>
    </style:style>
    <style:style style:name="T23" style:family="text">
      <style:text-properties officeooo:rsid="01a95ae4"/>
    </style:style>
    <style:style style:name="T24" style:family="text">
      <style:text-properties fo:color="#000000" loext:opacity="100%" fo:font-size="10pt" fo:font-weight="normal" officeooo:rsid="020388b2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5" style:family="text">
      <style:text-properties fo:color="#000000" loext:opacity="100%" fo:font-size="10pt" fo:font-weight="normal" officeooo:rsid="023d2e7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6" style:family="text">
      <style:text-properties fo:color="#000000" loext:opacity="100%" fo:font-size="10pt" fo:font-weight="normal" officeooo:rsid="024f623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7" style:family="text">
      <style:text-properties fo:color="#000000" loext:opacity="100%" fo:font-size="10pt" fo:font-weight="normal" officeooo:rsid="0258308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8" style:family="text">
      <style:text-properties officeooo:rsid="02373126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$-&gt;tubaf/stu/common/topWithAddress<text:span text:style-name="T8">AndContact</text:span>.odt</text:p>
      <text:h text:style-name="P32" text:outline-level="1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24"><office:annotation loext:resolved="false"><dc:creator>Unbekannter Autor</dc:creator><dc:date>2024-07-01T08:48:22.637000000</dc:date><text:p text:style-name="P40"><text:span text:style-name="T29">$if('$$org.apache.commons.lang.StringUtils.contains('$${ReasonableReqType.Description}','rstattung')'='false' | '$${ApprovalStatusValue.HiskeyId}' != '4001' <text:s/>, skip)</text:span></text:p></office:annotatio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4" text:outline-level="1"><text:span text:style-name="T10">B</text:span><text:span text:style-name="T9">escheid über </text:span><text:span text:style-name="T11">die </text:span><text:span text:style-name="T12">Rückzahlung des Sem</text:span><text:span text:style-name="T13">e</text:span><text:span text:style-name="T12">sterbeitrags </text:span></text:h>
                  <text:h text:style-name="P33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p text:style-name="P3"><text:span text:style-name="T4"/></text:p>
                  <text:p text:style-name="P3">$-&gt;tubaf/stu/common/salutationForLetter.odt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5" text:outline-level="3"/>
                </table:table-cell>
                <table:table-cell table:style-name="TabelleRequestsInnerePositiv.B3" office:value-type="string">
                  <text:p text:style-name="P25"/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6" text:outline-level="3">Ihrem Antrag wird zugestimmt <text:span text:style-name="T21">und die Rückerstattung auf folgendes Konto veranlasst.</text:span></text:h>
                  <text:h text:style-name="P38" text:outline-level="3"><text:span text:style-name="T18">Kontod</text:span><text:span text:style-name="T17">aten aus dem Antrag </text:span><text:span text:style-name="T18">für die Rückzahlung:</text:span></text:h>
                  <table:table table:name="TabelleKontodaten" table:style-name="TabelleKontodaten">
                    <table:table-column table:style-name="TabelleKontodaten.A"/>
                    <table:table-column table:style-name="TabelleKontodaten.B"/>
                    <table:table-row table:style-name="TabelleKontodaten.1">
                      <table:table-cell table:style-name="TabelleKontodaten.A1" office:value-type="string">
                        <text:p text:style-name="P14">Kontoinhaber</text:p>
                      </table:table-cell>
                      <table:table-cell table:style-name="TabelleKontodaten.A1" office:value-type="string">
                        <text:p text:style-name="P15">$${AccountHolder| - }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16">Bank</text:p>
                      </table:table-cell>
                      <table:table-cell table:style-name="TabelleKontodaten.B2" office:value-type="string">
                        <text:p text:style-name="P16">$${BankName| - }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16">IBAN</text:p>
                      </table:table-cell>
                      <table:table-cell table:style-name="TabelleKontodaten.B3" office:value-type="string">
                        <text:p text:style-name="P29"><text:bookmark text:name="comment_text_2 Kopie 1 Kopie 3 Kopie 1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0</text:span><text:span text:style-name="T24">].Iban}</text:span><text:bookmark text:name="comment_text_2 Kopie 1 Kopie 3 Kopie 2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1</text:span><text:span text:style-name="T24">].Iban}</text:span><text:bookmark text:name="comment_text_2 Kopie 1 Kopie 3 Kopie 3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2</text:span><text:span text:style-name="T24">].Iban}</text:span><text:bookmark text:name="comment_text_2 Kopie 1 Kopie 3 Kopie 3 Kopie 1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3</text:span><text:span text:style-name="T24">].Iban}</text:span><text:bookmark text:name="comment_text_2 Kopie 1 Kopie 3 Kopie 3 Kopie 2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4</text:span><text:span text:style-name="T24">].Iban}</text:span><text:bookmark text:name="comment_text_2 Kopie 1 Kopie 3 Kopie 3 Kopie 3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5</text:span><text:span text:style-name="T24">].Iban}</text:span><text:bookmark text:name="comment_text_2 Kopie 1 Kopie 3 Kopie 3 Kopie 4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6</text:span><text:span text:style-name="T24">].Iban}</text:span><text:bookmark text:name="comment_text_2 Kopie 1 Kopie 3 Kopie 3 Kopie 5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7</text:span><text:span text:style-name="T24">].Iban}</text:span><text:bookmark text:name="comment_text_2 Kopie 1 Kopie 3 Kopie 3 Kopie 6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8</text:span><text:span text:style-name="T24">].Iban}</text:span><text:bookmark text:name="comment_text_2 Kopie 1 Kopie 3 Kopie 3 Kopie 7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9</text:span><text:span text:style-name="T24">].Iban}</text:span><text:bookmark text:name="comment_text_2 Kopie 1 Kopie 3 Kopie 3 Kopie 8"/><text:span text:style-name="T24">$$!</text:span><text:span text:style-name="T25">{</text:span><text:span text:style-name="T24">studentOverview.AllAddresses[STU][</text:span><text:span text:style-name="T26">0</text:span><text:span text:style-name="T24">].Person.Requests[</text:span><text:span text:style-name="T27">10</text:span><text:span text:style-name="T24">].Iban}</text:span></text:p>
                      </table:table-cell>
                    </table:table-row>
                    <table:table-row>
                      <table:table-cell table:style-name="TabelleKontodaten.A2" office:value-type="string">
                        <text:p text:style-name="P16">BIC</text:p>
                      </table:table-cell>
                      <table:table-cell table:style-name="TabelleKontodaten.B4" office:value-type="string">
                        <text:p text:style-name="P16">$${Bic| - }</text:p>
                      </table:table-cell>
                    </table:table-row>
                  </table:table>
                  <text:p text:style-name="P30"><text:span text:style-name="T18"/>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7" text:outline-level="3"/>
                </table:table-cell>
                <table:table-cell table:style-name="TabelleRequestsInnerePositiv.B3" office:value-type="string">
                  <text:p text:style-name="P13"/>
                </table:table-cell>
              </table:table-row>
              <table:table-row table:style-name="TabelleRequestsInnerePositiv.6">
                <table:table-cell table:style-name="TabelleRequestsInnerePositiv.A6" table:number-columns-spanned="2" office:value-type="string">
                  <text:h text:style-name="P39" text:outline-level="9"><text:span text:style-name="T21">Hinweis</text:span>:</text:h>
                  <text:p text:style-name="P5">$${customSettings.Comment| - }</text:p>
                </table:table-cell>
                <table:covered-table-cell/>
              </table:table-row>
            </table:table>
            <text:p text:style-name="P24"/>
          </table:table-cell>
        </table:table-row>
        <table:table-row table:style-name="positiv_24__24__7b_ROWCONTEXTS_3d_Requests_7d_.2">
          <table:table-cell table:style-name="positiv_24__24__7b_ROWCONTEXTS_3d_Requests_7d_.A2" office:value-type="string">
            <text:p text:style-name="P26">//</text:p>
          </table:table-cell>
        </table:table-row>
      </table:table>
      <text:p text:style-name="P6">//</text:p>
      <text:p text:style-name="P7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17"><office:annotation loext:resolved="false"><dc:creator>Unbekannter Autor</dc:creator><dc:date>2024-07-12T17:55:00.377000000</dc:date><text:p text:style-name="P40"><text:span text:style-name="T29">$if('$$org.apache.commons.lang.StringUtils.contains('$${ReasonableReqType.Description}','rstattung')'!='true' | ('$${ApprovalStatusValue.HiskeyId}' = '4000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8">Es ist kein genehmigter Antrag „<text:span text:style-name="T16">Rückzahlung des Semesterbeitrags</text:span>“ vorhanden.</text:p>
                  <text:p text:style-name="P18">Wenn es solch einen Antrag gibt, ist der Student ggfs. noch nicht gespeichert.</text:p>
                  <text:p text:style-name="P18"/>
                  <text:p text:style-name="P19">Oder es gibt bereits einen abgelehnten Antrag.</text:p>
                  <text:p text:style-name="P22">Diesen dann ggfs. Stornieren.</text:p>
                  <text:p text:style-name="P19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0">Technische Informationen zu einem statt dessen gefundenen Antrag des Studenten <text:span text:style-name="T15">(ggfs. zur Fehlersuche)</text:span>:</text:p>
                  <text:p text:style-name="P21">ObjGuid: <text:s text:c="59"/>$${ObjGuid}</text:p>
                  <text:p text:style-name="P21">ReasonableReqType.RequestType.Id…. <text:s text:c="5"/>$${ReasonableReqType.RequestType.Id} - <text:span text:style-name="T20">$${ReasonableReqType.RequestType.Defaulttext}</text:span></text:p>
                  <text:p text:style-name="P21">ReasonableReqType.StatementOfFactId….<text:span text:style-name="T20">$</text:span>${ReasonableReqType.StatementOfFactId}</text:p>
                  <text:p text:style-name="P21">ApprovalStatusValue.Id…. <text:s text:c="29"/>$${ApprovalStatusValue.Id<text:span text:style-name="T14">} - </text:span><text:span text:style-name="T20">$${ApprovalStatusValue.Defaulttext}</text:span></text:p>
                  <text:p text:style-name="P23">Process<text:span text:style-name="T19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8"/>
                </table:table-cell>
              </table:table-row>
            </table:table>
            <text:p text:style-name="P27"/>
            <text:p text:style-name="P27"/>
          </table:table-cell>
        </table:table-row>
      </table:table>
      <text:p text:style-name="P8"/>
      <text:p text:style-name="P8">$#!report.var.tubaf.cm.stu.HinweisfeldRechtsbehelfsbelehrung</text:p>
      <text:p text:style-name="P9"/>
      <text:p text:style-name="P4"><text:soft-page-break/>$-&gt;tubaf/stu/common/<text:span text:style-name="T23">bottomGreetingsWithClerk</text:span>.odt</text:p>
      <text:p text:style-name="P10"/>
      <text:p text:style-name="P11">$#!report.var.tubaf.cm.stu.disclaimer<text:span text:style-name="T28">Request</text:span><text:span text:style-name="T22">Short</text:span></text:p>
      <text:p text:style-name="P12">$#!report.var.tubaf.cm.stu.disclaimer<text:span text:style-name="T22">Shor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style:font-name="Carlito2" fo:font-family="Carlito" style:font-style-name="Standard" style:font-family-generic="swiss" style:font-pitch="variable"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2:58:06.781000000</dc:date>
    <meta:generator>LibreOffice/7.6.4.1$Windows_x86 LibreOffice_project/e19e193f88cd6c0525a17fb7a176ed8e6a3e2aa1</meta:generator>
    <meta:editing-duration>P14DT15H1M36S</meta:editing-duration>
    <meta:editing-cycles>720</meta:editing-cycles>
    <meta:document-statistic meta:table-count="5" meta:image-count="0" meta:object-count="0" meta:page-count="2" meta:paragraph-count="34" meta:word-count="115" meta:character-count="2244" meta:non-whitespace-character-count="2040"/>
  </office:meta>
</office:document-meta>
</file>